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style:text-underline-type="single" style:text-underline-style="solid" style:text-underline-width="auto" style:text-underline-mode="continuous"/>
    </style:style>
    <style:style style:name="P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3" style:parent-style-name="DefaultParagraphFont" style:family="text">
      <style:text-properties style:font-name="Arial" style:font-name-complex="Arial" fo:font-weight="bold" style:font-weight-asian="bold"/>
    </style:style>
    <style:style style:name="T4" style:parent-style-name="DefaultParagraphFont" style:family="text">
      <style:text-properties style:font-name="Arial" style:font-name-complex="Arial" fo:font-weight="bold" style:font-weight-asian="bold" style:text-position="super 63.6%"/>
    </style:style>
    <style:style style:name="T5" style:parent-style-name="DefaultParagraphFont" style:family="text">
      <style:text-properties style:font-name="Arial" style:font-name-complex="Arial" fo:font-weight="bold" style:font-weight-asian="bold"/>
    </style:style>
    <style:style style:name="P6" style:parent-style-name="Normal" style:family="paragraph">
      <style:text-properties style:font-name="Arial" style:font-name-complex="Arial" fo:font-weight="bold" style:font-weight-asian="bold"/>
    </style:style>
    <style:style style:name="P7" style:parent-style-name="Normal" style:family="paragraph">
      <style:text-properties style:font-name="Arial" style:font-name-complex="Arial"/>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style:style>
    <style:style style:name="T13" style:parent-style-name="DefaultParagraphFont" style:family="text">
      <style:text-properties style:font-name="Arial" style:font-name-complex="Arial"/>
    </style:style>
  </office:automatic-styles>
  <office:body>
    <office:text text:use-soft-page-breaks="true">
      <text:p text:style-name="P1">THE ROOM: PC EDITION</text:p>
      <text:p text:style-name="P2"/>
      <text:p text:style-name="Normal"><text:span text:style-name="T3">**THE ROOM AVAILABLE ON STEAM FOR PC JULY 28</text:span><text:span text:style-name="T4">th</text:span><text:span text:style-name="T5">**</text:span></text:p>
      <text:p text:style-name="P6"/>
      <text:p text:style-name="P7">A curious invitation from an old friend leads to the attic of an abandoned house. Centred in the room is a cast-iron safe laced with strange carvings and placed on top, a note from your distant companion. It promises that the iron chamber conceals a secret artefact, something ancient and astonishing - you need only find a way in.</text:p>
      <text:p text:style-name="P8"/>
      <text:p text:style-name="P9">Fall into a world of bizarre contraptions and alchemical machinery with The Room, a BAFTA award-winning 3D puzzler from Fireproof Games. Follow a trail of cryptic letters and solve many unique devices in ever more extraordinary places, on a time-spanning journey where machinery meets<text:s/>myth.</text:p>
      <text:p text:style-name="P10"/>
      <text:p text:style-name="P11">The Room PC is a fully-enhanced HD release of Apple's 2012 iPad Game Of The Year, including the 'EPILOGUE' DLC that adds 20% more content and play time to the original release. This PC version of the game has been many months in the making and has involved recreating almost every asset in the game from the ground up.<text:s/></text:p>
      <text:p text:style-name="P12"/>
      <text:p text:style-name="Normal"><text:span text:style-name="T13">Fireproof Games are a small independent team working in Guildford in the UK. We self-published our first game The Room in September 2012 and were stunned with both the critical success and our new-found fanbase not to mention multiple international awards. The Room has changed our lives and we hope you enjoy playing it as much as we enjoyed making it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nfo@fireproofstudios.com</meta:initial-creator>
    <dc:creator>info@fireproofstudios.com</dc:creator>
    <meta:creation-date>2014-07-22T09:38:00Z</meta:creation-date>
    <dc:date>2014-07-22T09:41:00Z</dc:date>
    <meta:template xlink:href="Normal.dotm" xlink:type="simple"/>
    <meta:editing-cycles>1</meta:editing-cycles>
    <meta:editing-duration>PT180S</meta:editing-duration>
    <meta:document-statistic meta:page-count="1" meta:paragraph-count="2" meta:word-count="205" meta:character-count="1372" meta:row-count="9" meta:non-whitespace-character-count="1169"/>
  </office:meta>
</office:document-meta>
</file>